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608b" officeooo:paragraph-rsid="0007608b"/>
    </style:style>
    <style:style style:name="P2" style:family="paragraph" style:parent-style-name="Standard">
      <style:paragraph-properties fo:text-align="start" style:justify-single-word="false"/>
      <style:text-properties officeooo:rsid="0007608b" officeooo:paragraph-rsid="000760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学习笔记</text:p>
      <text:p text:style-name="P2">使用phpstrom时遇到php-cgi not found</text:p>
      <text:p text:style-name="P2">sudo apt-get install php5-cg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45:48.628591378</meta:creation-date>
    <dc:date>2015-11-26T14:47:20.431243029</dc:date>
    <meta:editing-duration>P0D</meta:editing-duration>
    <meta:editing-cycles>1</meta:editing-cycles>
    <meta:document-statistic meta:table-count="0" meta:image-count="0" meta:object-count="0" meta:page-count="1" meta:paragraph-count="3" meta:word-count="18" meta:character-count="66" meta:non-whitespace-character-count="61"/>
    <meta:generator>LibreOffice/4.2.8.2$Linux_X86_64 LibreOffice_project/420m0$Build-2</meta:generator>
  </office:meta>
</office:document-meta>
</file>